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nemis : Drones, Serpents de cuivre, Automates armés.</text:p>
      <text:p text:style-name="P1"/>
      <text:p text:style-name="P1">Phrase d'introduction :</text:p>
      <text:p text:style-name="P1">" Aucune résistance ici. Je suis seul."</text:p>
      <text:p text:style-name="P1"/>
      <text:p text:style-name="P1">A la fin du niveau le héros devient inconscient (prend un coup ou quelque chose like that, il se réveillera en prison au niveau d'après).</text:p>
      <text:p text:style-name="P1"/>
      <text:p text:style-name="P1">Aucun dialogue ici, aucune parole, peut-être même aucune musique. L'esprit du niveau est dit dans la phrase d'intro : "seul"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7M10S</meta:editing-duration>
    <meta:editing-cycles>6</meta:editing-cycles>
    <meta:generator>OpenOffice.org/3.3$Win32 OpenOffice.org_project/330m20$Build-9567</meta:generator>
    <dc:date>2013-11-25T20:34:49.26</dc:date>
    <meta:document-statistic meta:table-count="0" meta:image-count="0" meta:object-count="0" meta:page-count="1" meta:paragraph-count="5" meta:word-count="63" meta:character-count="378"/>
    <meta:user-defined meta:name="Info 1"/>
    <meta:user-defined meta:name="Info 2"/>
    <meta:user-defined meta:name="Info 3"/>
    <meta:user-defined meta:name="Info 4"/>
  </office:meta>
</office:document-meta>
</file>